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34a62" officeooo:paragraph-rsid="00034a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ren GUI documen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i-network-lab </meta:initial-creator>
    <meta:creation-date>2013-11-18T12:05:53.994021991</meta:creation-date>
    <dc:date>2013-11-18T12:06:26.245718586</dc:date>
    <dc:creator>dai-network-lab </dc:creator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18" meta:non-whitespace-character-count="16"/>
    <meta:generator>LibreOffice/4.1.2.3$Linux_x86 LibreOffice_project/410m0$Build-3</meta:generator>
  </office:meta>
</office:document-meta>
</file>